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>
      <style:map style:condition="cell-content()!=0" style:apply-style-name="Error" style:base-cell-address="Eclaté.I5"/>
    </style:style>
    <style:style style:name="ce46" style:family="table-cell" style:parent-style-name="Default" style:data-style-name="N99">
      <style:map style:condition="cell-content()!=1" style:apply-style-name="Error" style:base-cell-address="Eclaté.M5"/>
    </style:style>
    <style:style style:name="ce47" style:family="table-cell" style:parent-style-name="Default" style:data-style-name="N0"/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108"/>
    <style:style style:name="ce50" style:family="table-cell" style:parent-style-name="Default" style:data-style-name="N108">
      <style:text-properties fo:font-weight="bold" style:font-weight-asian="bold" style:font-weight-complex="bold"/>
    </style:style>
    <style:style style:name="ce51" style:family="table-cell" style:parent-style-name="Default" style:data-style-name="N4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7" table:number-columns-spanned="12" table:number-rows-spanned="1"/>
          <table:covered-table-cell table:number-columns-repeated="6"/>
          <table:covered-table-cell table:style-name="ce4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38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39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4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0" calcext:value-type="float">
            <text:p>2080</text:p>
          </table:table-cell>
          <table:table-cell table:style-name="ce45"/>
          <table:table-cell table:formula="of:=[.E5]*([.G5]/1000)*([.H5]/1000)" office:value-type="float" office:value="0.4368" calcext:value-type="float">
            <text:p>0,4368</text:p>
          </table:table-cell>
          <table:table-cell table:formula="of:=[.J5]*[.F5]/1000" office:value-type="float" office:value="0.013104" calcext:value-type="float">
            <text:p>0,013104</text:p>
          </table:table-cell>
          <table:table-cell office:value-type="string" calcext:value-type="string">
            <text:p>Hêtre 45</text:p>
          </table:table-cell>
          <table:table-cell table:style-name="ce46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68" calcext:value-type="float">
            <text:p>0,4368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7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7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7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7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7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7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7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7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7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45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46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7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7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7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7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7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7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7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7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7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39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45" table:formula="of:=[.H5]-50-[.H7]" office:value-type="float" office:value="7" calcext:value-type="float">
            <text:p>7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46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7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7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7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7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7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7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7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7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7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45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46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7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7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7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7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7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7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7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7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7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45" table:formula="of:=[.H5]-30-[.H9]" office:value-type="float" office:value="7" calcext:value-type="float">
            <text:p>7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46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7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7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7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7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7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7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7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7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7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45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46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7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7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7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7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7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7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7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7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7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45" table:formula="of:=[.H5]-50-[.H11]" office:value-type="float" office:value="7" calcext:value-type="float">
            <text:p>7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46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7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7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7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7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7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7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7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7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7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45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46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7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7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7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7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7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7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7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7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7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5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46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7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7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7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7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7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7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7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7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7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4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45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66" calcext:value-type="float">
            <text:p>0,4066</text:p>
          </table:table-cell>
          <table:table-cell table:formula="of:=[.J14]*[.F14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46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66" calcext:value-type="float">
            <text:p>0,4066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7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7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7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7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7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7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7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7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7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5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6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7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7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7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7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7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7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7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7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7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5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6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7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7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7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7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7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7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7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7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7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45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46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7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7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7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7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7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7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7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7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7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45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46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7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7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7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7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7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7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7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7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7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45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46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7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7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7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7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7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7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7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7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7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45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46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7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7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7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7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7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7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7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7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7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45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46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7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7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7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7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7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7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7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7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7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5"/>
          <table:table-cell table:number-columns-repeated="3"/>
          <table:table-cell table:style-name="ce46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7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7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7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7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7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7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7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7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7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45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46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7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7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7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7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7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7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7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7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7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45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46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7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7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7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7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7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7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7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7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7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5"/>
          <table:table-cell table:number-columns-repeated="3"/>
          <table:table-cell table:style-name="ce46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7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7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7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7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7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7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7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7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7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7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7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7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7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7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7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7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7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7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5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6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7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7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7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7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7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7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7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7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7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45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46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7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7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7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7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7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7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7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7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7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5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6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7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7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7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7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7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7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7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7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7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5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6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7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7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7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7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7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7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7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7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7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5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46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7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7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7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7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7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7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7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7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7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5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6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7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7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7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7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7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7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7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7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7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45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46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7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7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7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7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7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7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7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7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7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45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46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7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7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7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7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7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7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7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7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7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7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7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7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7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7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7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7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7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7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5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6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7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7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7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7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7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7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7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7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7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5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6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7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7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7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7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7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7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7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7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7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5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6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7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7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7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7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7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7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7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7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7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45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46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7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7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7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7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7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7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7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7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7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5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46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7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7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7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7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7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7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7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7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7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45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46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7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7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7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7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7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7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7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7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7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5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46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7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7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7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7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7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7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7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7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7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45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46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7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7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7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7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7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7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7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7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7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5"/>
          <table:table-cell table:number-columns-repeated="3"/>
          <table:table-cell table:style-name="ce46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7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7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7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7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7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7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7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7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7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45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46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7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7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7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7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7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7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7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7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7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45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46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7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7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7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7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7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7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7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7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7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5"/>
          <table:table-cell table:number-columns-repeated="3"/>
          <table:table-cell table:style-name="ce46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7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7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7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7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7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7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7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7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7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7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7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7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7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7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7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7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7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7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5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6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7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7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7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7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7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7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7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7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7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5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6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7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7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7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7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7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7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7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7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7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5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6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7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7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7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7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7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7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7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7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7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45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46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7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7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7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7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7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7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7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7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7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5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6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7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7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7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7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7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7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7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7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7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45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46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7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7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7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7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7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7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7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7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7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45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46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7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7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7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7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7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7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7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7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7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45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46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7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7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7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7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7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7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7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7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7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7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7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7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7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7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7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7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7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7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5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6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7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7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7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7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7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7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7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7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7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5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6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7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7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7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7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7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7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7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7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7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5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6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7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7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7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7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7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7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7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7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7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5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6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7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7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7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7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7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7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7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7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7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45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46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7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7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7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7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7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7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7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7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7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45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46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7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7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7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7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7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7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7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7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7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45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46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7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7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7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7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7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7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7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7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7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45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46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7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7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7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7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7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7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7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7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7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45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46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7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7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7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7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7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7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7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7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7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45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46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7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7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7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7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7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7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7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7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7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45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46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7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7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7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7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7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7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7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7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7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45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46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7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7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7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7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7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7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7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7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7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6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7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7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7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7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7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7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7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7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7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45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46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7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7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7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7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7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7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7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7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7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46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7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7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7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7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7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7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7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7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7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6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7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7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7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7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7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7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7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7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7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7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7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7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7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7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7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7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7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7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45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46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7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7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7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7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7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7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7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7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7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45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46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7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7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7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7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7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7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7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7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7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45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46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7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7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7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7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7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7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7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7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7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45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46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7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7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7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7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7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7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7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7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7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45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46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7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7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7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7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7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7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7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7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7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45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46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7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7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7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7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7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7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7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7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7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45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46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7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7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7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7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7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7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7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7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7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45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46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7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7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7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7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7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7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7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7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7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7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7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7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7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7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7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7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7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7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45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46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7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7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7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7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7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7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7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7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7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45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46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7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7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7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7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7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7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7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7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7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45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46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7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7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7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7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7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7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7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7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7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45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46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7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7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7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7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7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7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7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7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7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45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46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7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7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7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7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7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7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7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7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7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45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46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7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7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7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7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7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7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7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7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7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45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46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7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7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7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7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7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7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7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7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7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45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46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7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7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7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7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7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7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7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7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7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45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46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7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7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7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7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7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7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7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7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7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45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46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7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7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7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7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7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7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7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7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7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45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46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7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7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7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7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7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7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7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7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7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45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46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7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7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7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7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7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7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7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7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7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6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7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7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7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7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7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7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7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7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7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45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46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7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7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7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7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7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7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7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7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7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46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7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7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7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7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7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7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7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7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7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6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7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7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7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7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7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7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7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7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7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7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7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7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7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7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7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7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7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7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45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46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7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7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7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7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7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7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7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7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7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45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46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7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7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7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7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7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7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7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7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7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45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46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7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7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7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7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7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7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7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7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7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45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46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7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7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7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7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7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7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7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7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7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45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46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7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7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7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7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7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7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7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7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7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45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46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7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7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7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7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7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7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7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7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7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45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46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7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7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7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7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7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7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7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7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7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45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46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7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7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7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7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7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7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7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7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7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7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7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7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7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7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7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7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7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7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45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46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7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7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7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7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7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7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7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7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7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5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6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7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7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7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7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7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7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7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7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7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5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6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7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7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7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7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7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7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7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7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7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5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6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7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7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7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7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7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7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7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7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7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5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6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7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7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7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7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7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7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7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7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7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5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6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7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7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7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7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7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7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7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7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7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45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46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7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7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7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7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7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7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7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7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7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45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46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7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7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7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7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7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7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7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7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7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45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46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7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7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7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7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7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7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7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7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7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5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6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7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7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7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7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7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7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7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7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7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45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6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7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7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7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7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7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7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7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7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7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45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46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7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7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7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7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7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7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7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7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7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45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46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7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7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7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7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7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7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7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7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7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45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6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7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7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7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7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7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7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7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7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7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6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7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7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7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7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7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7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7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7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7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45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46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7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7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7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7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7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7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7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7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7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46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7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7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7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7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7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7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7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7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7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6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7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7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7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7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7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7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7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7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7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7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7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7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7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7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7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7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7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7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5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6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7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7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7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7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7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7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7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7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7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45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46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7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7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7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7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7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7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7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7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7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5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6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7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7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7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7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7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7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7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7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7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45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46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7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7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7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7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7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7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7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7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7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5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6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7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7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7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7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7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7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7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7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7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45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46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7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7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7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7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7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7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7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7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7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45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46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7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7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7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7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7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7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7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7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7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5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6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7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7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7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7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7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7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7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7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7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7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7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7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7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7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7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7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7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7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5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6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7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7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7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7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7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7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7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7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7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5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6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7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7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7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7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7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7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7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7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7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5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6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7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7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7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7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7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7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7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7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7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5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6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7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7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7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7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7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7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7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7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7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5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6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7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7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7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7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7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7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7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7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7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45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46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7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7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7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7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7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7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7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7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7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45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46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7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7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7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7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7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7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7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7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7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45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46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7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7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7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7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7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7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7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7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7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5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6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7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7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7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7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7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7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7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7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7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45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46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7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7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7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7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7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7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7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7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7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45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46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7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7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7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7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7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7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7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7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7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5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6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7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7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7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7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7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7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7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7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7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5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6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7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7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7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7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7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7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7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7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7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45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46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7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7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7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7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7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7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7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7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7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6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7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7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7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7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7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7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7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7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7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45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46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7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7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7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7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7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7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7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7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7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46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7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7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7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7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7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7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7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7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7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6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7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7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7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7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7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7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7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7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7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7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7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7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7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7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7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7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7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7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5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6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7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7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7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7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7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7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7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7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7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45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46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7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7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7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7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7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7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7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7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7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45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46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7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7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7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7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7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7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7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7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7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45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46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7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7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7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7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7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7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7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7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7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45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46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7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7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7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7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7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7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7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7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7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45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46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7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7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7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7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7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7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7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7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7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45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46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7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7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7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7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7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7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7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7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7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45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46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7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7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7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7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7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7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7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7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7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5"/>
          <table:table-cell table:number-columns-repeated="3"/>
          <table:table-cell table:style-name="ce46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7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7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7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7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7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7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7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7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7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5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6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7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7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7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7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7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7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7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7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7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5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6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7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7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7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7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7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7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7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7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7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5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6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7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7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7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7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7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7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7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7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7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45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46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7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7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7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7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7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7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7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7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7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45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46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7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7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7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7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7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7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7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7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7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45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6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7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7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7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7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7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7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7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7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7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45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46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7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7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7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7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7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7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7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7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7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45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46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7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7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7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7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7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7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7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7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7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45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46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7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7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7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7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7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7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7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7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7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45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6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7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7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7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7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7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7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7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7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7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45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46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7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7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7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7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7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7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7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7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7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45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46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7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7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7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7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7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7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7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7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7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45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46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7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7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7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7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7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7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7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7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7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45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46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7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7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7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7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7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7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7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7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7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42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45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46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7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7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7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7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7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7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7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7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7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6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7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7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7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7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7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7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7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7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7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46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7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7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7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7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7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7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7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7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7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46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7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7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7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7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7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7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7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7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7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46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7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7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7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7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7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7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7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7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7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9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9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8" office:value-type="float" office:value="2" calcext:value-type="float">
            <text:p>2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7" calcext:value-type="float">
            <text:p>7</text:p>
          </table:table-cell>
          <table:table-cell table:style-name="ce50" office:value-type="currency" office:currency="EUR" office:value="30" calcext:value-type="currency">
            <text:p>30,00 €</text:p>
          </table:table-cell>
          <table:table-cell table:style-name="ce50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9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2"/>
        <table:table-column table:style-name="co23" table:number-columns-repeated="2" table:default-cell-style-name="ce52"/>
        <table:table-column table:style-name="co24" table:default-cell-style-name="ce52"/>
        <table:table-column table:style-name="co25" table:default-cell-style-name="ce52"/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8" office:value-type="string" calcext:value-type="string">
            <text:p>Côtes brutes</text:p>
          </table:table-cell>
          <table:table-cell table:style-name="ce48"/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1" office:value-type="string" calcext:value-type="string">
            <text:p>Longueur (mm) +50mm</text:p>
          </table:table-cell>
          <table:table-cell table:style-name="ce48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80" calcext:value-type="float">
            <text:p>2080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8" table:formula="of:=[.E4]+50" office:value-type="float" office:value="2130" calcext:value-type="float">
            <text:p>2130</text:p>
          </table:table-cell>
          <table:table-cell table:style-name="ce48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33" calcext:value-type="float">
            <text:p>2033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8" table:formula="of:=[.E5]+50" office:value-type="float" office:value="2083" calcext:value-type="float">
            <text:p>2083</text:p>
          </table:table-cell>
          <table:table-cell table:style-name="ce48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8" table:formula="of:=[.E6]+50" office:value-type="float" office:value="871" calcext:value-type="float">
            <text:p>871</text:p>
          </table:table-cell>
          <table:table-cell table:style-name="ce48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8" table:formula="of:=[.E7]+50" office:value-type="float" office:value="871" calcext:value-type="float">
            <text:p>871</text:p>
          </table:table-cell>
          <table:table-cell table:style-name="ce48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8" table:formula="of:=[.E8]+50" office:value-type="float" office:value="871" calcext:value-type="float">
            <text:p>871</text:p>
          </table:table-cell>
          <table:table-cell table:style-name="ce48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8" table:formula="of:=[.E9]+50" office:value-type="float" office:value="935" calcext:value-type="float">
            <text:p>935</text:p>
          </table:table-cell>
          <table:table-cell table:style-name="ce48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 table:number-rows-repeated="3">
          <table:table-cell table:number-columns-repeated="7"/>
          <table:table-cell table:style-name="ce48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8" table:formula="of:=[.E13]+50" office:value-type="float" office:value="2126" calcext:value-type="float">
            <text:p>2126</text:p>
          </table:table-cell>
          <table:table-cell table:style-name="ce48"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8" table:formula="of:=[.E14]+50" office:value-type="float" office:value="2079" calcext:value-type="float">
            <text:p>2079</text:p>
          </table:table-cell>
          <table:table-cell table:style-name="ce48"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8" table:formula="of:=[.E15]+50" office:value-type="float" office:value="958" calcext:value-type="float">
            <text:p>958</text:p>
          </table:table-cell>
          <table:table-cell table:style-name="ce48"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  <table:table-cell table:number-columns-repeated="2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8" table:formula="of:=[.E16]+50" office:value-type="float" office:value="958" calcext:value-type="float">
            <text:p>958</text:p>
          </table:table-cell>
          <table:table-cell table:style-name="ce48"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8" table:formula="of:=[.E17]+50" office:value-type="float" office:value="958" calcext:value-type="float">
            <text:p>958</text:p>
          </table:table-cell>
          <table:table-cell table:style-name="ce48"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8" table:formula="of:=[.E18]+50" office:value-type="float" office:value="1022" calcext:value-type="float">
            <text:p>1022</text:p>
          </table:table-cell>
          <table:table-cell table:style-name="ce48"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5"/>
          <table:table-cell table:style-name="ce53" office:value-type="date" office:date-value="2021-07-15" calcext:value-type="date">
            <text:p>15/07/21</text:p>
          </table:table-cell>
          <table:table-cell table:style-name="ce53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19]-[.N1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20]-[.N2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8" table:formula="of:=[.E22]+50" office:value-type="float" office:value="2125" calcext:value-type="float">
            <text:p>2125</text:p>
          </table:table-cell>
          <table:table-cell table:style-name="ce48"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6" calcext:value-type="date">
            <text:p>16/07/21</text:p>
          </table:table-cell>
          <table:table-cell table:style-name="ce5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8" table:formula="of:=[.E23]+50" office:value-type="float" office:value="2078" calcext:value-type="float">
            <text:p>2078</text:p>
          </table:table-cell>
          <table:table-cell table:style-name="ce48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6" calcext:value-type="date">
            <text:p>16/07/21</text:p>
          </table:table-cell>
          <table:table-cell table:style-name="ce5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8" table:formula="of:=[.E24]+50" office:value-type="float" office:value="967" calcext:value-type="float">
            <text:p>967</text:p>
          </table:table-cell>
          <table:table-cell table:style-name="ce48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48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  <table:table-cell table:number-columns-repeated="2"/>
          <table:table-cell table:style-name="ce53" office:value-type="date" office:date-value="2021-07-16" calcext:value-type="date">
            <text:p>16/07/21</text:p>
          </table:table-cell>
          <table:table-cell table:style-name="ce5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8" table:formula="of:=[.E25]+50" office:value-type="float" office:value="967" calcext:value-type="float">
            <text:p>967</text:p>
          </table:table-cell>
          <table:table-cell table:style-name="ce48"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6" calcext:value-type="date">
            <text:p>16/07/21</text:p>
          </table:table-cell>
          <table:table-cell table:style-name="ce5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8" table:formula="of:=[.E26]+50" office:value-type="float" office:value="1129" calcext:value-type="float">
            <text:p>1129</text:p>
          </table:table-cell>
          <table:table-cell table:style-name="ce48"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6" calcext:value-type="date">
            <text:p>16/07/21</text:p>
          </table:table-cell>
          <table:table-cell table:style-name="ce5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8" table:formula="of:=[.E27]+50" office:value-type="float" office:value="1031" calcext:value-type="float">
            <text:p>1031</text:p>
          </table:table-cell>
          <table:table-cell table:style-name="ce48"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5"/>
          <table:table-cell table:style-name="ce53" office:value-type="date" office:date-value="2021-07-16" calcext:value-type="date">
            <text:p>16/07/21</text:p>
          </table:table-cell>
          <table:table-cell table:style-name="ce53" table:number-columns-repeated="2"/>
          <table:table-cell table:number-columns-repeated="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28]-[.N2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29]-[.N2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8" table:formula="of:=[.E31]+50" office:value-type="float" office:value="2124" calcext:value-type="float">
            <text:p>2124</text:p>
          </table:table-cell>
          <table:table-cell table:style-name="ce48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8" table:formula="of:=[.E32]+50" office:value-type="float" office:value="2077" calcext:value-type="float">
            <text:p>2077</text:p>
          </table:table-cell>
          <table:table-cell table:style-name="ce48"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8" table:formula="of:=[.E33]+50" office:value-type="float" office:value="969" calcext:value-type="float">
            <text:p>969</text:p>
          </table:table-cell>
          <table:table-cell table:style-name="ce48"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  <table:table-cell table:number-columns-repeated="2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8" table:formula="of:=[.E34]+50" office:value-type="float" office:value="969" calcext:value-type="float">
            <text:p>969</text:p>
          </table:table-cell>
          <table:table-cell table:style-name="ce48"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8" table:formula="of:=[.E35]+50" office:value-type="float" office:value="1380" calcext:value-type="float">
            <text:p>1380</text:p>
          </table:table-cell>
          <table:table-cell table:style-name="ce48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8" table:formula="of:=[.E36]+50" office:value-type="float" office:value="1380" calcext:value-type="float">
            <text:p>1380</text:p>
          </table:table-cell>
          <table:table-cell table:style-name="ce48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8" table:formula="of:=[.E37]+50" office:value-type="float" office:value="1033" calcext:value-type="float">
            <text:p>1033</text:p>
          </table:table-cell>
          <table:table-cell table:style-name="ce48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5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39]-[.N3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8" table:formula="of:=[.E41]+50" office:value-type="float" office:value="2126" calcext:value-type="float">
            <text:p>2126</text:p>
          </table:table-cell>
          <table:table-cell table:style-name="ce48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8" table:formula="of:=[.E42]+50" office:value-type="float" office:value="2079" calcext:value-type="float">
            <text:p>2079</text:p>
          </table:table-cell>
          <table:table-cell table:style-name="ce48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8" table:formula="of:=[.E43]+50" office:value-type="float" office:value="968" calcext:value-type="float">
            <text:p>968</text:p>
          </table:table-cell>
          <table:table-cell table:style-name="ce48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  <table:table-cell table:number-columns-repeated="2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8" table:formula="of:=[.E44]+50" office:value-type="float" office:value="968" calcext:value-type="float">
            <text:p>968</text:p>
          </table:table-cell>
          <table:table-cell table:style-name="ce48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8" table:formula="of:=[.E45]+50" office:value-type="float" office:value="1470" calcext:value-type="float">
            <text:p>1470</text:p>
          </table:table-cell>
          <table:table-cell table:style-name="ce48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8" table:formula="of:=[.E46]+50" office:value-type="float" office:value="1172" calcext:value-type="float">
            <text:p>1172</text:p>
          </table:table-cell>
          <table:table-cell table:style-name="ce48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8" table:formula="of:=[.E47]+50" office:value-type="float" office:value="1032" calcext:value-type="float">
            <text:p>1032</text:p>
          </table:table-cell>
          <table:table-cell table:style-name="ce48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5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48]-[.N4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49]-[.N4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5"/>
          <table:table-cell table:formula="of:=[.D50]-[.N5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8" table:formula="of:=[.E51]+50" office:value-type="float" office:value="2126" calcext:value-type="float">
            <text:p>2126</text:p>
          </table:table-cell>
          <table:table-cell table:style-name="ce48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8" table:formula="of:=[.E52]+50" office:value-type="float" office:value="2079" calcext:value-type="float">
            <text:p>2079</text:p>
          </table:table-cell>
          <table:table-cell table:style-name="ce48"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8" table:formula="of:=[.E53]+50" office:value-type="float" office:value="966" calcext:value-type="float">
            <text:p>966</text:p>
          </table:table-cell>
          <table:table-cell table:style-name="ce48"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  <table:table-cell table:number-columns-repeated="2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8" table:formula="of:=[.E54]+50" office:value-type="float" office:value="966" calcext:value-type="float">
            <text:p>966</text:p>
          </table:table-cell>
          <table:table-cell table:style-name="ce48"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8" table:formula="of:=[.E55]+50" office:value-type="float" office:value="1271" calcext:value-type="float">
            <text:p>1271</text:p>
          </table:table-cell>
          <table:table-cell table:style-name="ce48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8" table:formula="of:=[.E56]+50" office:value-type="float" office:value="1271" calcext:value-type="float">
            <text:p>1271</text:p>
          </table:table-cell>
          <table:table-cell table:style-name="ce48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53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8" table:formula="of:=[.E57]+50" office:value-type="float" office:value="1030" calcext:value-type="float">
            <text:p>1030</text:p>
          </table:table-cell>
          <table:table-cell table:style-name="ce48"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5"/>
          <table:table-cell table:style-name="ce53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8" table:number-columns-repeated="2"/>
          <table:table-cell table:number-columns-repeated="18"/>
        </table:table-row>
        <table:table-row table:style-name="ro2" table:number-rows-repeated="1048517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1:24:14.454493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7-18T15:26:55.384761769</dc:date>
    <meta:editing-duration>P4DT6H19M3S</meta:editing-duration>
    <meta:editing-cycles>339</meta:editing-cycles>
    <meta:generator>LibreOffice/7.0.4.2$Linux_X86_64 LibreOffice_project/00$Build-2</meta:generator>
    <meta:document-statistic meta:table-count="4" meta:cell-count="6702" meta:object-count="0"/>
  </office:meta>
</office:document-meta>
</file>